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onReachableType( TypeReference reach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BundleHint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H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Hint.ResourceBundleHint(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ase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BundleHint.getReach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Hint.get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